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gr1" style:family="graphic">
      <style:graphic-properties draw:textarea-horizontal-align="justify" draw:textarea-vertical-align="middle" draw:auto-grow-height="false" fo:min-height="3.545cm" fo:min-width="4.56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custom-shape text:anchor-type="paragraph" draw:z-index="0" draw:name="Shape1" draw:style-name="gr1" svg:width="9.138cm" svg:height="7.092cm" svg:x="2.203cm" svg:y="0.794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3T11:18:20.974000000</meta:creation-date>
    <dc:date>2020-11-03T11:18:53.571000000</dc:date>
    <meta:editing-duration>PT3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Dev/7.1.0.0.alpha1$Windows_X86_64 LibreOffice_project/f9ddaae9caa5bfebf1b2d763751049125642657b</meta:generator>
  </office:meta>
</office:document-meta>
</file>